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01011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34" calcext:value-type="float">
            <text:p>21.34</text:p>
          </table:table-cell>
          <table:table-cell/>
          <table:table-cell office:value-type="float" office:value="30.08" calcext:value-type="float">
            <text:p>30.08</text:p>
          </table:table-cell>
          <table:table-cell office:value-type="string" calcext:value-type="string">
            <text:p>97 kWh</text:p>
          </table:table-cell>
          <table:table-cell office:value-type="float" office:value="480.06" calcext:value-type="float">
            <text:p>480.06</text:p>
          </table:table-cell>
          <table:table-cell office:value-type="string" calcext:value-type="string">
            <text:p>14-01-2018</text:p>
          </table:table-cell>
          <table:table-cell office:value-type="string" calcext:value-type="string">
            <text:p>11-02-2018</text:p>
          </table:table-cell>
          <table:table-cell office:value-type="float" office:value="2.65" calcext:value-type="float">
            <text:p>2.65</text:p>
          </table:table-cell>
          <table:table-cell office:value-type="float" office:value="-4.47" calcext:value-type="float">
            <text:p>-4.47</text:p>
          </table:table-cell>
          <table:table-cell office:value-type="float" office:value="-8.82" calcext:value-type="float">
            <text:p>-8.82</text:p>
          </table:table-cell>
          <table:table-cell office:value-type="float" office:value="-253.56" calcext:value-type="float">
            <text:p>-253.56</text:p>
          </table:table-cell>
          <table:table-cell office:value-type="string" calcext:value-type="string">
            <text:p>T-0</text:p>
          </table:table-cell>
          <table:table-cell office:value-type="float" office:value="267.28" calcext:value-type="float">
            <text:p>267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/>
          <table:table-cell office:value-type="float" office:value="29.97" calcext:value-type="float">
            <text:p>29.97</text:p>
          </table:table-cell>
          <table:table-cell office:value-type="string" calcext:value-type="string">
            <text:p>107 kWh</text:p>
          </table:table-cell>
          <table:table-cell office:value-type="float" office:value="549.82" calcext:value-type="float">
            <text:p>549.82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4-01-2018</text:p>
          </table:table-cell>
          <table:table-cell office:value-type="float" office:value="3.44" calcext:value-type="float">
            <text:p>3.44</text:p>
          </table:table-cell>
          <table:table-cell office:value-type="float" office:value="-16.71" calcext:value-type="float">
            <text:p>-16.71</text:p>
          </table:table-cell>
          <table:table-cell office:value-type="float" office:value="-8.79" calcext:value-type="float">
            <text:p>-8.79</text:p>
          </table:table-cell>
          <table:table-cell office:value-type="float" office:value="-290.41" calcext:value-type="float">
            <text:p>-290.41</text:p>
          </table:table-cell>
          <table:table-cell office:value-type="string" calcext:value-type="string">
            <text:p>T-0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0.72" calcext:value-type="float">
            <text:p>0.72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123 kWh</text:p>
          </table:table-cell>
          <table:table-cell office:value-type="float" office:value="670.4" calcext:value-type="float">
            <text:p>670.4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4" calcext:value-type="float">
            <text:p>4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354.09" calcext:value-type="float">
            <text:p>-354.09</text:p>
          </table:table-cell>
          <table:table-cell office:value-type="string" calcext:value-type="string">
            <text:p>T-0</text:p>
          </table:table-cell>
          <table:table-cell office:value-type="float" office:value="404.84" calcext:value-type="float">
            <text:p>404.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29.72" calcext:value-type="float">
            <text:p>29.72</text:p>
          </table:table-cell>
          <table:table-cell office:value-type="string" calcext:value-type="string">
            <text:p>118 kWh</text:p>
          </table:table-cell>
          <table:table-cell office:value-type="float" office:value="629.25" calcext:value-type="float">
            <text:p>629.25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3.8" calcext:value-type="float">
            <text:p>3.8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332.36" calcext:value-type="float">
            <text:p>-332.36</text:p>
          </table:table-cell>
          <table:table-cell office:value-type="string" calcext:value-type="string">
            <text:p>T-0</text:p>
          </table:table-cell>
          <table:table-cell office:value-type="float" office:value="384.15" calcext:value-type="float">
            <text:p>384.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0.56" calcext:value-type="float">
            <text:p>0.56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132 kWh</text:p>
          </table:table-cell>
          <table:table-cell office:value-type="float" office:value="733.44" calcext:value-type="float">
            <text:p>733.44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4.29" calcext:value-type="float">
            <text:p>4.29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387.39" calcext:value-type="float">
            <text:p>-387.39</text:p>
          </table:table-cell>
          <table:table-cell office:value-type="string" calcext:value-type="string">
            <text:p>T-0</text:p>
          </table:table-cell>
          <table:table-cell office:value-type="float" office:value="434.03" calcext:value-type="float">
            <text:p>434.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0.53" calcext:value-type="float">
            <text:p>0.53</text:p>
          </table:table-cell>
          <table:table-cell office:value-type="float" office:value="29.48" calcext:value-type="float">
            <text:p>29.48</text:p>
          </table:table-cell>
          <table:table-cell office:value-type="string" calcext:value-type="string">
            <text:p>123 kWh</text:p>
          </table:table-cell>
          <table:table-cell office:value-type="float" office:value="662.08" calcext:value-type="float">
            <text:p>662.08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3.95" calcext:value-type="float">
            <text:p>3.95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 office:value-type="float" office:value="-349.7" calcext:value-type="float">
            <text:p>-349.7</text:p>
          </table:table-cell>
          <table:table-cell office:value-type="string" calcext:value-type="string">
            <text:p>T-0</text:p>
          </table:table-cell>
          <table:table-cell office:value-type="float" office:value="399.65" calcext:value-type="float">
            <text:p>399.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0.17" calcext:value-type="float">
            <text:p>0.17</text:p>
          </table:table-cell>
          <table:table-cell office:value-type="float" office:value="29.36" calcext:value-type="float">
            <text:p>29.36</text:p>
          </table:table-cell>
          <table:table-cell office:value-type="string" calcext:value-type="string">
            <text:p>118 kWh</text:p>
          </table:table-cell>
          <table:table-cell office:value-type="float" office:value="621.67" calcext:value-type="float">
            <text:p>621.67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3.76" calcext:value-type="float">
            <text:p>3.76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328.36" calcext:value-type="float">
            <text:p>-328.36</text:p>
          </table:table-cell>
          <table:table-cell office:value-type="string" calcext:value-type="string">
            <text:p>T-0</text:p>
          </table:table-cell>
          <table:table-cell office:value-type="float" office:value="379.69" calcext:value-type="float">
            <text:p>379.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/>
          <table:table-cell office:value-type="float" office:value="29.24" calcext:value-type="float">
            <text:p>29.24</text:p>
          </table:table-cell>
          <table:table-cell office:value-type="string" calcext:value-type="string">
            <text:p>112 kWh</text:p>
          </table:table-cell>
          <table:table-cell office:value-type="float" office:value="573.95" calcext:value-type="float">
            <text:p>573.95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3.53" calcext:value-type="float">
            <text:p>3.53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 office:value-type="float" office:value="-303.14" calcext:value-type="float">
            <text:p>-303.14</text:p>
          </table:table-cell>
          <table:table-cell office:value-type="string" calcext:value-type="string">
            <text:p>T-0</text:p>
          </table:table-cell>
          <table:table-cell office:value-type="float" office:value="356.45" calcext:value-type="float">
            <text:p>356.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2.99" calcext:value-type="float">
            <text:p>2.99</text:p>
          </table:table-cell>
          <table:table-cell office:value-type="float" office:value="29.12" calcext:value-type="float">
            <text:p>29.12</text:p>
          </table:table-cell>
          <table:table-cell office:value-type="string" calcext:value-type="string">
            <text:p>113 kWh</text:p>
          </table:table-cell>
          <table:table-cell office:value-type="float" office:value="571.97" calcext:value-type="float">
            <text:p>571.97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3.52" calcext:value-type="float">
            <text:p>3.52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 office:value-type="float" office:value="-301.78" calcext:value-type="float">
            <text:p>-301.78</text:p>
          </table:table-cell>
          <table:table-cell office:value-type="string" calcext:value-type="string">
            <text:p>T-0</text:p>
          </table:table-cell>
          <table:table-cell office:value-type="float" office:value="358.47" calcext:value-type="float">
            <text:p>358.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0.21" calcext:value-type="float">
            <text:p>0.21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161 kWh</text:p>
          </table:table-cell>
          <table:table-cell office:value-type="float" office:value="910.18" calcext:value-type="float">
            <text:p>910.18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10.73" calcext:value-type="float">
            <text:p>10.73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083.59" calcext:value-type="float">
            <text:p>1083.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29.75" calcext:value-type="float">
            <text:p>29.75</text:p>
          </table:table-cell>
          <table:table-cell office:value-type="string" calcext:value-type="string">
            <text:p>140 kWh</text:p>
          </table:table-cell>
          <table:table-cell office:value-type="float" office:value="758.3" calcext:value-type="float">
            <text:p>758.3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4.4" calcext:value-type="float">
            <text:p>4.4</text:p>
          </table:table-cell>
          <table:table-cell office:value-type="float" office:value="-14.44" calcext:value-type="float">
            <text:p>-14.44</text:p>
          </table:table-cell>
          <table:table-cell office:value-type="float" office:value="-9.33" calcext:value-type="float">
            <text:p>-9.33</text:p>
          </table:table-cell>
          <table:table-cell office:value-type="float" office:value="-399.75" calcext:value-type="float">
            <text:p>-399.75</text:p>
          </table:table-cell>
          <table:table-cell office:value-type="string" calcext:value-type="string">
            <text:p>T-0</text:p>
          </table:table-cell>
          <table:table-cell office:value-type="float" office:value="444.06" calcext:value-type="float">
            <text:p>444.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0.68" calcext:value-type="float">
            <text:p>0.68</text:p>
          </table:table-cell>
          <table:table-cell office:value-type="float" office:value="29.63" calcext:value-type="float">
            <text:p>29.63</text:p>
          </table:table-cell>
          <table:table-cell office:value-type="string" calcext:value-type="string">
            <text:p>142 kWh</text:p>
          </table:table-cell>
          <table:table-cell office:value-type="float" office:value="769.83" calcext:value-type="float">
            <text:p>769.83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4.45" calcext:value-type="float">
            <text:p>4.45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 office:value-type="float" office:value="-405.83" calcext:value-type="float">
            <text:p>-405.83</text:p>
          </table:table-cell>
          <table:table-cell office:value-type="string" calcext:value-type="string">
            <text:p>T-0</text:p>
          </table:table-cell>
          <table:table-cell office:value-type="float" office:value="449.91" calcext:value-type="float">
            <text:p>449.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07:50:58.164000000</meta:creation-date>
    <dc:date>2018-03-26T07:54:40.892000000</dc:date>
    <meta:editing-duration>PT3M43S</meta:editing-duration>
    <meta:editing-cycles>1</meta:editing-cycles>
    <meta:document-statistic meta:table-count="1" meta:cell-count="173" meta:object-count="0"/>
    <meta:generator>LibreOffice/5.3.4.2$Windows_x86 LibreOffice_project/f82d347ccc0be322489bf7da61d7e4ad13fe2ff3</meta:generator>
  </office:meta>
</office:document-meta>
</file>